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0.902cm" svg:height="0.661cm" draw:transform="rotate (-2.15687788961459) translate (4.28345781206569cm 1.387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6.8864573185943cm 1.1786291664945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3:29.762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